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e6e6e6" fo:padding="0in" fo:border="non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in" fo:border="non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in" fo:border="non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e6e6e6" fo:padding="0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e6e6e6" fo:padding="0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e6e6e6" fo:padding="0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e6e6e6" fo:padding="0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e6e6e6" fo:padding="0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6e6e6"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e6e6e6" fo:padding="0in" fo:border="none">
        <style:background-image/>
      </style:table-cell-properties>
    </style:style>
    <style:style style:name="P1" style:family="paragraph" style:parent-style-name="Drawing">
      <style:paragraph-properties fo:text-align="start" style:justify-single-word="false" fo:background-color="#e6e6e6">
        <style:background-image/>
      </style:paragraph-properties>
      <style:text-properties fo:font-size="10pt" fo:font-weight="normal" style:font-size-asian="10pt" style:font-weight-asian="normal" style:font-size-complex="10pt" style:font-weight-complex="normal"/>
    </style:style>
    <style:style style:name="P2" style:family="paragraph" style:parent-style-name="Drawing">
      <style:paragraph-properties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3" style:family="paragraph" style:parent-style-name="Drawing">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justify" style:justify-single-word="false" fo:background-color="#e6e6e6">
        <style:background-image/>
      </style:paragraph-properties>
      <style:text-properties fo:color="#00aa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5" style:family="paragraph" style:parent-style-name="Standard">
      <style:paragraph-properties fo:background-color="#e6e6e6" style:text-autospace="none">
        <style:background-image/>
      </style:paragraph-properties>
      <style:text-properties fo:color="#00aa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 style:family="paragraph" style:parent-style-name="Standard">
      <style:paragraph-properties fo:background-color="#e6e6e6" style:text-autospace="none">
        <style:background-image/>
      </style:paragraph-properties>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7" style:family="paragraph" style:parent-style-name="Standard">
      <style:paragraph-properties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text-align="justify" style:justify-single-word="false" fo:background-color="#e6e6e6">
        <style:background-image/>
      </style:paragraph-properties>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background-color="#e6e6e6" style:text-autospace="none">
        <style:background-image/>
      </style:paragraph-properties>
      <style:text-properties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background-color="#e6e6e6" style:text-autospace="none">
        <style:background-image/>
      </style:paragraph-properties>
      <style:text-properties fo:color="#c0c0c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background-color="#e6e6e6" style:text-autospace="none">
        <style:background-image/>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justify" style:justify-single-word="false" fo:background-color="#e6e6e6" style:text-autospace="none">
        <style:background-image/>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22" style:family="paragraph" style:parent-style-name="Standard">
      <style:paragraph-properties fo:margin-left="0in" fo:margin-right="0in" fo:text-align="start" style:justify-single-word="false" fo:text-indent="0in" style:auto-text-indent="false" style:text-autospace="none"/>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808080" style:font-name="Courier New" fo:font-size="10pt" style:font-name-asian="Courier New" style:font-size-asian="10pt" style:font-name-complex="Courier New" style:font-size-complex="10pt"/>
    </style:style>
    <style:style style:name="P24"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25"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3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0080" style:font-name="Courier New" fo:font-size="10pt" style:font-name-asian="Courier New" style:font-size-asian="10pt" style:font-name-complex="Courier New"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33"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36" style:family="paragraph" style:parent-style-name="Standard" style:list-style-name="">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38" style:family="paragraph" style:parent-style-name="Standard" style:list-style-name="">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40" style:family="paragraph" style:parent-style-name="Standard" style:list-style-name="">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4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fo:font-style="normal" style:font-name-asian="Courier New" style:font-size-asian="10pt" style:font-style-asian="normal" style:font-name-complex="Courier New" style:font-size-complex="10pt" style:font-style-complex="normal"/>
    </style:style>
    <style:style style:name="P42" style:family="paragraph" style:parent-style-name="Standard">
      <style:paragraph-properties fo:text-align="justify" style:justify-single-word="false"/>
      <style:text-properties style:use-window-font-color="true"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43" style:family="paragraph" style:parent-style-name="Standard">
      <style:text-properties fo:font-weight="normal" style:font-weight-asian="normal" style:font-weight-complex="normal"/>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fo:break-before="page"/>
    </style:style>
    <style:style style:name="P46" style:family="paragraph" style:parent-style-name="Drawing">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paragraph-properties fo:text-align="justify" style:justify-single-word="false"/>
      <style:text-properties fo:font-weight="normal" style:font-weight-asian="normal" style:font-weight-complex="normal"/>
    </style:style>
    <style:style style:name="P50" style:family="paragraph" style:parent-style-name="Text_20_body" style:list-style-name="L1">
      <style:paragraph-properties fo:text-align="justify" style:justify-single-word="false"/>
      <style:text-properties fo:font-weight="normal" style:font-weight-asian="normal" style:font-weight-complex="normal"/>
    </style:style>
    <style:style style:name="P51" style:family="paragraph" style:parent-style-name="Text_20_body" style:list-style-name="L1">
      <style:paragraph-properties fo:text-align="justify" style:justify-single-word="false"/>
      <style:text-properties fo:font-weight="bold" style:font-weight-asian="bold" style:font-weight-complex="bold"/>
    </style:style>
    <style:style style:name="P52"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ff"/>
    </style:style>
    <style:style style:name="T5" style:family="text">
      <style:text-properties fo:color="#0000ff" fo:font-style="normal" fo:font-weight="normal" style:font-style-asian="normal" style:font-weight-asian="normal" style:font-style-complex="normal" style:font-weight-complex="normal"/>
    </style:style>
    <style:style style:name="T6" style:family="text">
      <style:text-properties fo:color="#0000ff" fo:font-style="normal" style:font-style-asian="normal" style:font-style-complex="normal"/>
    </style:style>
    <style:style style:name="T7" style:family="text">
      <style:text-properties fo:color="#0000ff" style:font-name="Courier New" fo:font-size="10pt" style:font-name-asian="Courier New" style:font-size-asian="10pt" style:font-name-complex="Courier New" style:font-size-complex="10pt"/>
    </style:style>
    <style:style style:name="T8" style:family="text">
      <style:text-properties fo:color="#0000ff" fo:font-style="italic" style:font-style-asian="italic" style:font-style-complex="italic"/>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style="normal" style:font-style-asian="normal" style:font-style-complex="normal"/>
    </style:style>
    <style:style style:name="T12" style:family="text">
      <style:text-properties fo:color="#000000" fo:font-style="italic" style:font-style-asian="italic" style:font-style-complex="italic"/>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aa00"/>
    </style:style>
    <style:style style:name="T15" style:family="text">
      <style:text-properties fo:color="#00aa00" fo:font-style="italic" style:font-style-asian="italic" style:font-style-complex="italic"/>
    </style:style>
    <style:style style:name="T16" style:family="text">
      <style:text-properties fo:color="#00aa00" fo:font-style="italic" style:text-underline-style="solid" style:text-underline-width="auto" style:text-underline-color="font-color" style:font-style-asian="italic" style:font-style-complex="italic"/>
    </style:style>
    <style:style style:name="T17" style:family="text">
      <style:text-properties fo:color="#00aa00" fo:font-style="italic" style:text-underline-style="none"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color="#7d7d7d" fo:font-style="italic" style:font-style-asian="italic" style:font-style-complex="italic"/>
    </style:style>
    <style:style style:name="T21" style:family="text">
      <style:text-properties fo:font-size="12pt" style:font-size-asian="12pt" style:font-size-complex="12pt"/>
    </style:style>
    <style:style style:name="T22" style:family="text">
      <style:text-properties fo:font-size="12pt" fo:font-style="normal" fo:font-weight="bold" style:font-size-asian="12pt" style:font-style-asian="normal" style:font-weight-asian="bold" style:font-size-complex="12pt" style:font-style-complex="normal" style:font-weight-complex="bold"/>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text-underline-style="none"/>
    </style:style>
    <style:style style:name="T25" style:family="text">
      <style:text-properties fo:color="#000080"/>
    </style:style>
    <style:style style:name="T26" style:family="text">
      <style:text-properties fo:color="#008000"/>
    </style:style>
    <style:style style:name="T27" style:family="text">
      <style:text-properties style:use-window-font-color="true" style:font-name="Times New Roman"/>
    </style:style>
    <style:style style:name="T28" style:family="text">
      <style:text-properties style:use-window-font-color="true" style:font-name="Times New Roman" fo:font-size="12pt" fo:font-weight="normal" style:font-name-asian="Courier New" style:font-size-asian="12pt" style:font-weight-asian="normal" style:font-name-complex="Courier New" style:font-size-complex="12pt" style:font-weight-complex="normal"/>
    </style:style>
    <style:style style:name="T29" style:family="text">
      <style:text-properties style:use-window-font-color="true" style:font-name="Times New Roman" fo:font-size="12pt" fo:font-weight="bold" style:font-name-asian="Courier New" style:font-size-asian="12pt" style:font-weight-asian="bold" style:font-name-complex="Courier New" style:font-size-complex="12pt" style:font-weight-complex="bold"/>
    </style:style>
    <style:style style:name="T30" style:family="text">
      <style:text-properties style:use-window-font-color="true"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1" style:family="text">
      <style:text-properties style:use-window-font-color="true" style:font-name="Times New Roman" style:text-underline-style="none" style:font-name-asian="Courier New" style:font-name-complex="Courier New"/>
    </style:style>
    <style:style style:name="T32" style:family="text">
      <style:text-properties fo:color="#008080"/>
    </style:style>
    <style:style style:name="T33" style:family="text">
      <style:text-properties fo:color="#008080" style:font-name="Courier New" fo:font-size="10pt" style:font-name-asian="Courier New" style:font-size-asian="10pt" style:font-name-complex="Courier New" style:font-size-complex="10pt"/>
    </style:style>
    <style:style style:name="T34" style:family="text">
      <style:text-properties fo:color="#3f7f7f"/>
    </style:style>
    <style:style style:name="T35" style:family="text">
      <style:text-properties fo:color="#3f7f7f" style:font-name="Courier New" fo:font-size="10pt" style:font-name-asian="Courier New" style:font-size-asian="10pt" style:font-name-complex="Courier New" style:font-size-complex="10pt"/>
    </style:style>
    <style:style style:name="T36" style:family="text">
      <style:text-properties fo:color="#7f007f"/>
    </style:style>
    <style:style style:name="T37" style:family="text">
      <style:text-properties fo:color="#2a00ff" fo:font-style="italic" style:font-style-asian="italic" style:font-style-complex="italic"/>
    </style:style>
    <style:style style:name="T38" style:family="text">
      <style:text-properties fo:color="#800000"/>
    </style:style>
    <style:style style:name="T39" style:family="text">
      <style:text-properties fo:font-style="italic" style:font-style-asian="italic" style:font-style-complex="itali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Tahoma" style:font-style-name="Regular" style:font-family-generic="swis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style:font-style-name="Regular" style:font-family-generic="swis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Tahoma" style:font-style-name="Regular" style:font-family-generic="swis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e the meta</text:h>
      <text:p text:style-name="P14"><text:span text:style-name="T2">We will use the sample made in the “create a plugin” chapter and make the </text:span><text:span text:style-name="T1">User </text:span><text:span text:style-name="T2">model persisted and interrogated with a database. In order to see how we are going to create tables and mapped them using SQL Alchemy you need to read the </text:span><text:a xlink:type="simple" xlink:href="http://docs.sqlalchemy.org/en/latest/orm/mapper_config.html"><text:span text:style-name="T2">documentation</text:span></text:a><text:span text:style-name="T2">. First we need to define a </text:span><text:span text:style-name="T1">MetaData</text:span><text:span text:style-name="T2"> object that will be used for creating the table, the meta is defined in the module <text:s/></text:span><text:span text:style-name="T1">sample_plugin.meta.__init__.</text:span></text:p>
      <table:table table:name="Table1" table:style-name="Table1">
        <table:table-column table:style-name="Table1.A"/>
        <table:table-row>
          <table:table-cell table:style-name="Table1.A1" office:value-type="string">
            <text:p text:style-name="P3">add to python path: <text:s/><text:span text:style-name="T1">distribution/libraries/SQLAlchemy-0.7.1-py3.2.egg</text:span></text:p>
            <text:p text:style-name="P27">sample_plugin.meta.__init__</text:p>
          </table:table-cell>
        </table:table-row>
        <table:table-row>
          <table:table-cell table:style-name="Table1.A1" office:value-type="string">
            <text:p text:style-name="P16">'''</text:p>
            <text:p text:style-name="P40">Created on Mar 29, 2012</text:p>
            <text:p text:style-name="P33"/>
            <text:p text:style-name="P40">@package: simple <text:span text:style-name="T3">plugin</text:span> sample</text:p>
            <text:p text:style-name="P40">@copyright: 2011 <text:span text:style-name="T3">Sourcefabric</text:span> o.p.s.</text:p>
            <text:p text:style-name="P40">@license: http://www.gnu.org/licenses/gpl-3.0.txt</text:p>
            <text:p text:style-name="P40">@author: <text:span text:style-name="T3">Gabriel</text:span> <text:span text:style-name="T3">Nistor</text:span></text:p>
            <text:p text:style-name="P33"/>
            <text:p text:style-name="P40">The package where all the meta modules will be found.</text:p>
            <text:p text:style-name="P40">'''</text:p>
            <text:p text:style-name="P33"/>
            <text:p text:style-name="P33"><text:span text:style-name="T4">from</text:span><text:span text:style-name="T9"> sqlalchemy.schema </text:span><text:span text:style-name="T4">import</text:span><text:span text:style-name="T9"> MetaData</text:span></text:p>
            <text:p text:style-name="P33"/>
            <text:p text:style-name="P36"># --------------------------------------------------------------------</text:p>
            <text:p text:style-name="P33"/>
            <text:p text:style-name="P30">meta = MetaData()</text:p>
            <text:p text:style-name="P36"># Provides the meta object for SQL alchemy.</text:p>
          </table:table-cell>
        </table:table-row>
      </table:table>
      <text:p text:style-name="P14"><text:span text:style-name="T2"/></text:p>
      <text:p text:style-name="P14"><text:span text:style-name="T2">Now we create a a </text:span><text:span text:style-name="T1">user</text:span><text:span text:style-name="T2"> module in package </text:span><text:span text:style-name="T1">sample_plugin.meta</text:span><text:span text:style-name="T2"> in here we will map the </text:span><text:span text:style-name="T1">User </text:span><text:span text:style-name="T2">model to a database table. <text:s/>The REST models mapping is pretty similar to what SQL alchemy presents except that the mapping between the table and the REST model is done through a different mapping method.</text:span></text:p>
      <table:table table:name="Table9" table:style-name="Table9">
        <table:table-column table:style-name="Table9.A"/>
        <table:table-row>
          <table:table-cell table:style-name="Table9.A1" office:value-type="string">
            <text:p text:style-name="P27">sample_plugin.meta.user</text:p>
          </table:table-cell>
        </table:table-row>
        <table:table-row>
          <table:table-cell table:style-name="Table9.A1" office:value-type="string">
            <text:p text:style-name="P16">'''</text:p>
            <text:p text:style-name="P40">Created on Mar 30, 2012</text:p>
            <text:p text:style-name="P33"/>
            <text:p text:style-name="P40">@package: simple <text:span text:style-name="T24">plugin</text:span> sample</text:p>
            <text:p text:style-name="P40">@copyright: 2011 <text:span text:style-name="T24">Sourcefabric</text:span> o.p.s.</text:p>
            <text:p text:style-name="P40">@license: http://www.gnu.org/licenses/gpl-3.0.txt</text:p>
            <text:p text:style-name="P40">@author: <text:span text:style-name="T24">Gabriel</text:span> <text:span text:style-name="T24">Nistor</text:span></text:p>
            <text:p text:style-name="P33"/>
            <text:p text:style-name="P40">Mapping for the user model.</text:p>
            <text:p text:style-name="P40">'''</text:p>
            <text:p text:style-name="P33"><text:span text:style-name="T9"/></text:p>
            <text:p text:style-name="P33"><text:span text:style-name="T4">from</text:span><text:span text:style-name="T9"> sqlalchemy.schema </text:span><text:span text:style-name="T4">import</text:span><text:span text:style-name="T9"> Table, Column</text:span></text:p>
            <text:p text:style-name="P33"><text:span text:style-name="T4">from</text:span><text:span text:style-name="T9"> sqlalchemy.types </text:span><text:span text:style-name="T4">import</text:span><text:span text:style-name="T9"> String, Integer</text:span></text:p>
            <text:p text:style-name="P33"><text:span text:style-name="T4">from</text:span><text:span text:style-name="T9"> sample_plugin.meta </text:span><text:span text:style-name="T4">import</text:span><text:span text:style-name="T9"> meta</text:span></text:p>
            <text:p text:style-name="P33"/>
            <text:p text:style-name="P36"># --------------------------------------------------------------------</text:p>
            <text:p text:style-name="P33"/>
            <text:p text:style-name="P33"><text:span text:style-name="T9">table = Table(</text:span><text:span text:style-name="T15">'sample_user'</text:span><text:span text:style-name="T9">, meta,</text:span></text:p>
            <text:p text:style-name="P33"><text:span text:style-name="T9"><text:s text:c="15"/>Column(</text:span><text:span text:style-name="T15">'id'</text:span><text:span text:style-name="T9">, Integer, primary_key=</text:span><text:span text:style-name="T4">True</text:span><text:span text:style-name="T9">, key=</text:span><text:span text:style-name="T15">'Id'</text:span><text:span text:style-name="T9">),</text:span></text:p>
            <text:p text:style-name="P33"><text:span text:style-name="T9"><text:s text:c="15"/>Column(</text:span><text:span text:style-name="T15">'name'</text:span><text:span text:style-name="T9">, String(</text:span><text:span text:style-name="T38">20</text:span><text:span text:style-name="T9">), nullable=</text:span><text:span text:style-name="T4">False</text:span><text:span text:style-name="T9">, key=</text:span><text:span text:style-name="T15">'Name'</text:span><text:span text:style-name="T9">))</text:span></text:p>
          </table:table-cell>
        </table:table-row>
      </table:table>
      <text:p text:style-name="P43"/>
      <text:p text:style-name="P15"><text:span text:style-name="T2">We have defined here a SQL alchemy table called <text:s/>“sample_user” that has two columns, and id column and a name column. The columns that we require to be linked with the REST models need to have the key contain the name of the attribute in the model that is linked with, now we just need to map this </text:span><text:soft-page-break/><text:span text:style-name="T2">table to the REST model.</text:span></text:p>
      <text:p text:style-name="P15"><text:span text:style-name="T2"/></text:p>
      <table:table table:name="Table2" table:style-name="Table2">
        <table:table-column table:style-name="Table2.A"/>
        <table:table-row>
          <table:table-cell table:style-name="Table2.A1" office:value-type="string">
            <text:p text:style-name="P3">add to python path: <text:s/><text:span text:style-name="T1">distribution/components/ally-core-sqlalchemy.1.0.egg</text:span></text:p>
            <text:p text:style-name="P27">sample_plugin.meta.user</text:p>
          </table:table-cell>
        </table:table-row>
        <table:table-row>
          <table:table-cell table:style-name="Table2.A1" office:value-type="string">
            <text:p text:style-name="P17"><text:span text:style-name="T4">from</text:span><text:span text:style-name="T9"> ally.support.sqlalchemy.mapper </text:span><text:span text:style-name="T4">import</text:span><text:span text:style-name="T9"> mapperModel</text:span></text:p>
            <text:p text:style-name="P33"><text:span text:style-name="T4">from</text:span><text:span text:style-name="T9"> sample_plugin.api.user </text:span><text:span text:style-name="T4">import</text:span><text:span text:style-name="T9"> User</text:span></text:p>
            <text:p text:style-name="P33"><text:span text:style-name="T4">from</text:span><text:span text:style-name="T9"> sample_plugin.meta </text:span><text:span text:style-name="T4">import</text:span><text:span text:style-name="T9"> meta</text:span></text:p>
            <text:p text:style-name="P33"><text:span text:style-name="T4">from</text:span><text:span text:style-name="T9"> sqlalchemy.schema </text:span><text:span text:style-name="T4">import</text:span><text:span text:style-name="T9"> Table, Column</text:span></text:p>
            <text:p text:style-name="P33"><text:span text:style-name="T4">from</text:span><text:span text:style-name="T9"> sqlalchemy.types </text:span><text:span text:style-name="T4">import</text:span><text:span text:style-name="T9"> String, Integer</text:span></text:p>
            <text:p text:style-name="P17"/>
            <text:p text:style-name="P36"># --------------------------------------------------------------------</text:p>
            <text:p text:style-name="P33"/>
            <text:p text:style-name="P36"># map User entity to defined table (above)</text:p>
            <text:p text:style-name="P33"><text:span text:style-name="T9">User = mapperModel(User, table)</text:span></text:p>
          </table:table-cell>
        </table:table-row>
      </table:table>
      <text:p text:style-name="Standard"/>
      <text:p text:style-name="P15">We now have a mapped <text:span text:style-name="T1">User</text:span> model class that we can easily use in our implementations, keep in mind that you need to use the <text:span text:style-name="T1">User</text:span><text:span text:style-name="T2"> class from the meta in order to be able to use it with SQL Alchemy. Now we can proceed to the implementation in order to adjust it to get the data from database.</text:span></text:p>
      <table:table table:name="Table3" table:style-name="Table3">
        <table:table-column table:style-name="Table3.A"/>
        <table:table-row>
          <table:table-cell table:style-name="Table3.A1" office:value-type="string">
            <text:p text:style-name="P27">sample_plugin.impl.user</text:p>
          </table:table-cell>
        </table:table-row>
        <table:table-row>
          <table:table-cell table:style-name="Table3.A1" office:value-type="string">
            <text:p text:style-name="P17"><text:span text:style-name="T4">from</text:span><text:span text:style-name="T9"> sample_plugin.api.user </text:span><text:span text:style-name="T4">import</text:span><text:span text:style-name="T9"> IUserService</text:span></text:p>
            <text:p text:style-name="P33"><text:span text:style-name="T4">from</text:span><text:span text:style-name="T9"> ally.support.sqlalchemy.session </text:span><text:span text:style-name="T4">import</text:span><text:span text:style-name="T9"> SessionSupport</text:span></text:p>
            <text:p text:style-name="P33"/>
            <text:p text:style-name="P36"># --------------------------------------------------------------------</text:p>
            <text:p text:style-name="P33"/>
            <text:p text:style-name="P33"><text:span text:style-name="T4">class</text:span><text:span text:style-name="T9"> </text:span><text:span text:style-name="T10">UserService</text:span><text:span text:style-name="T9">(IUserService, SessionSupport):</text:span></text:p>
            <text:p text:style-name="P33"><text:span text:style-name="T9"><text:s text:c="4"/></text:span><text:span text:style-name="T15">'''</text:span></text:p>
            <text:p text:style-name="P40"><text:s text:c="4"/>Implementation for @see: IUserService</text:p>
            <text:p text:style-name="P33"><text:span text:style-name="T15"><text:s text:c="4"/>'''</text:span></text:p>
          </table:table-cell>
        </table:table-row>
      </table:table>
      <text:p text:style-name="Standard"/>
      <text:p text:style-name="P15">First we need to add session support to the service implementation so in order to do this we extend the <text:span text:style-name="T1">SessionSupport</text:span><text:span text:style-name="T2">, now we have a session assigned on our service. If you implement the </text:span><text:span text:style-name="T1">__init__</text:span><text:span text:style-name="T2"> method do not forget to also call the </text:span><text:span text:style-name="T1">SessionSupport</text:span><text:span text:style-name="T2">.</text:span><text:span text:style-name="T1">__init__</text:span><text:span text:style-name="T2">. The session is automatically handeled by the ally framework SQL alchemy component so there is no need to begin or end a transaction. The transaction starts when the request is made and ends after the response has been delivered. Now we need to adjust the </text:span><text:span text:style-name="T1">getUsers</text:span><text:span text:style-name="T2"> method to deliver the users from the database. </text:span></text:p>
      <table:table table:name="Table4" table:style-name="Table4">
        <table:table-column table:style-name="Table4.A"/>
        <table:table-row>
          <table:table-cell table:style-name="Table4.A1" office:value-type="string">
            <text:p text:style-name="P27">sample_plugin.impl.user</text:p>
          </table:table-cell>
        </table:table-row>
        <table:table-row>
          <table:table-cell table:style-name="Table4.A1" office:value-type="string">
            <text:p text:style-name="P17"><text:span text:style-name="T6">from</text:span><text:span text:style-name="T11"> sample_plugin.api.user </text:span><text:span text:style-name="T6">import</text:span><text:span text:style-name="T11"> IUserService</text:span></text:p>
            <text:p text:style-name="P33"><text:span text:style-name="T4">from</text:span><text:span text:style-name="T9"> ally.support.sqlalchemy.session </text:span><text:span text:style-name="T4">import</text:span><text:span text:style-name="T9"> SessionSupport</text:span></text:p>
            <text:p text:style-name="P33"><text:span text:style-name="T4">from</text:span><text:span text:style-name="T9"> sample_plugin.meta.user </text:span><text:span text:style-name="T4">import</text:span><text:span text:style-name="T9"> User</text:span></text:p>
            <text:p text:style-name="P33"/>
            <text:p text:style-name="P36"># --------------------------------------------------------------------</text:p>
            <text:p text:style-name="P33"/>
            <text:p text:style-name="P33"><text:span text:style-name="T4">class</text:span><text:span text:style-name="T9"> </text:span><text:span text:style-name="T10">UserService</text:span><text:span text:style-name="T9">(IUserService, SessionSupport):</text:span></text:p>
            <text:p text:style-name="P33"><text:span text:style-name="T9"><text:s text:c="4"/></text:span><text:span text:style-name="T15">'''</text:span></text:p>
            <text:p text:style-name="P40"><text:s text:c="4"/>Implementation for @see: IUserService</text:p>
            <text:p text:style-name="P40"><text:s text:c="4"/>'''</text:p>
            <text:p text:style-name="P30"><text:s text:c="4"/></text:p>
            <text:p text:style-name="P33"><text:span text:style-name="T9"><text:s text:c="4"/></text:span><text:span text:style-name="T4">def</text:span><text:span text:style-name="T9"> </text:span><text:span text:style-name="T10">getUsers</text:span><text:span text:style-name="T9">(</text:span><text:span text:style-name="T12">self</text:span><text:span text:style-name="T9">):</text:span></text:p>
            <text:p text:style-name="P33"><text:span text:style-name="T9"><text:s text:c="8"/></text:span><text:span text:style-name="T15">'''</text:span></text:p>
            <text:p text:style-name="P40"><text:s text:c="8"/>@see: IUserService.getUsers</text:p>
            <text:p text:style-name="P40"><text:s text:c="8"/>'''</text:p>
            <text:p text:style-name="P33"><text:span text:style-name="T9"><text:s text:c="8"/></text:span><text:span text:style-name="T4">return</text:span><text:span text:style-name="T9"> </text:span><text:span text:style-name="T12">self</text:span><text:span text:style-name="T9">.session().query(User).all()</text:span></text:p>
          </table:table-cell>
        </table:table-row>
      </table:table>
      <text:p text:style-name="Standard"/>
      <text:p text:style-name="P15">Notice that we are not using the <text:span text:style-name="T1">User</text:span> model from the <text:span text:style-name="T1">sample_plugin.api.user</text:span> module we are now using <text:s/>it from <text:s/><text:span text:style-name="T1">sample_plugin.meta.user</text:span> module. As you see is very simple to get all the users from the database this is because the <text:span text:style-name="T1">User</text:span> model has been mapped and now SQL alchemy now how to <text:soft-page-break/>handle it. Now the problem is that there is no user in the database table, so if we want to add users we need to create an <text:span text:style-name="T1">insert</text:span> method. We need first to specify in the <text:span text:style-name="T1">sample_plugin.api.user</text:span><text:span text:style-name="T2"> the new functionality we require so we need to add the method to the </text:span><text:span text:style-name="T1">IUserService</text:span><text:span text:style-name="T2"> class:</text:span></text:p>
      <table:table table:name="Table5" table:style-name="Table5">
        <table:table-column table:style-name="Table5.A"/>
        <table:table-row>
          <table:table-cell table:style-name="Table5.A1" office:value-type="string">
            <text:p text:style-name="P27">sample_plugin.api.user</text:p>
          </table:table-cell>
        </table:table-row>
        <table:table-row>
          <table:table-cell table:style-name="Table5.A1" office:value-type="string">
            <text:p text:style-name="P21">@service</text:p>
            <text:p text:style-name="P33"><text:span text:style-name="T4">class</text:span><text:span text:style-name="T9"> </text:span><text:span text:style-name="T10">IUserService</text:span><text:span text:style-name="T9">:</text:span></text:p>
            <text:p text:style-name="P33"><text:span text:style-name="T9"><text:s text:c="4"/></text:span><text:span text:style-name="T15">'''</text:span></text:p>
            <text:p text:style-name="P40"><text:s text:c="4"/>The user service.</text:p>
            <text:p text:style-name="P40"><text:s text:c="4"/>'''</text:p>
            <text:p text:style-name="P40"/>
            <text:p text:style-name="P30"><text:s text:c="4"/>...</text:p>
            <text:p text:style-name="P30"><text:s text:c="4"/></text:p>
            <text:p text:style-name="P33"><text:span text:style-name="T9"><text:s text:c="4"/></text:span><text:span text:style-name="T20">@call</text:span></text:p>
            <text:p text:style-name="P33"><text:span text:style-name="T9"><text:s text:c="4"/></text:span><text:span text:style-name="T4">def</text:span><text:span text:style-name="T9"> </text:span><text:span text:style-name="T10">insert</text:span><text:span text:style-name="T9">(</text:span><text:span text:style-name="T12">self</text:span><text:span text:style-name="T9">, user:User) -&gt; User.Id:</text:span></text:p>
            <text:p text:style-name="P33"><text:span text:style-name="T9"><text:s text:c="8"/></text:span><text:span text:style-name="T15">'''</text:span></text:p>
            <text:p text:style-name="P40"><text:s text:c="8"/>Persist the user model.</text:p>
            <text:p text:style-name="P33"><text:span text:style-name="T15"><text:s text:c="8"/>'''</text:span></text:p>
          </table:table-cell>
        </table:table-row>
      </table:table>
      <text:p text:style-name="Standard"/>
      <text:p text:style-name="P15">The method will handle the insert of the user model. We need to annotate the insert method with the types of the input an output, in this case the input is a <text:span text:style-name="T1">User</text:span> model and the output is the <text:span text:style-name="T1">User.Id</text:span><text:span text:style-name="T2"> based on this annotations the ally framework knows how to handle the method. The models classes and models classes attributes are used as types for defining service methods as you seen also with the </text:span><text:span text:style-name="T1">getUser</text:span><text:span text:style-name="T2"> method. Now lets see how we will implement the insert method.</text:span></text:p>
      <table:table table:name="Table6" table:style-name="Table6">
        <table:table-column table:style-name="Table6.A"/>
        <table:table-row>
          <table:table-cell table:style-name="Table6.A1" office:value-type="string">
            <text:p text:style-name="P27">sample_plugin.impl.user</text:p>
          </table:table-cell>
        </table:table-row>
        <table:table-row>
          <table:table-cell table:style-name="Table6.A1" office:value-type="string">
            <text:p text:style-name="P41">...</text:p>
            <text:p text:style-name="P34"><text:span text:style-name="T4">from</text:span><text:span text:style-name="T9"> sqlalchemy.exc </text:span><text:span text:style-name="T4">import</text:span><text:span text:style-name="T9"> SQLAlchemyError</text:span></text:p>
            <text:p text:style-name="P33"><text:span text:style-name="T4">import</text:span><text:span text:style-name="T9"> logging</text:span></text:p>
            <text:p text:style-name="P33"/>
            <text:p text:style-name="P36"># --------------------------------------------------------------------</text:p>
            <text:p text:style-name="P33"/>
            <text:p text:style-name="P30">log = logging.getLogger(__name__)</text:p>
            <text:p text:style-name="P33"/>
            <text:p text:style-name="P36"># --------------------------------------------------------------------</text:p>
            <text:p text:style-name="P33"/>
            <text:p text:style-name="P33"><text:span text:style-name="T4">class</text:span><text:span text:style-name="T9"> </text:span><text:span text:style-name="T10">UserService</text:span><text:span text:style-name="T9">(IUserService, SessionSupport):</text:span></text:p>
            <text:p text:style-name="P33"><text:span text:style-name="T9"><text:s text:c="4"/></text:span><text:span text:style-name="T15">'''</text:span></text:p>
            <text:p text:style-name="P40"><text:s text:c="4"/>Implementation for @see: IUserService</text:p>
            <text:p text:style-name="P40"><text:s text:c="4"/>'''</text:p>
            <text:p text:style-name="P33"><text:span text:style-name="T9"><text:s text:c="4"/></text:span></text:p>
            <text:p text:style-name="P33"><text:span text:style-name="T9"><text:s text:c="4"/>...</text:span></text:p>
            <text:p text:style-name="P30"><text:s text:c="8"/></text:p>
            <text:p text:style-name="P33"><text:span text:style-name="T9"><text:s text:c="4"/></text:span><text:span text:style-name="T4">def</text:span><text:span text:style-name="T9"> </text:span><text:span text:style-name="T10">insert</text:span><text:span text:style-name="T9">(</text:span><text:span text:style-name="T12">self</text:span><text:span text:style-name="T9">, user):</text:span></text:p>
            <text:p text:style-name="P33"><text:span text:style-name="T9"><text:s text:c="8"/></text:span><text:span text:style-name="T15">'''</text:span></text:p>
            <text:p text:style-name="P40"><text:s text:c="8"/>@see: IUserService.insert</text:p>
            <text:p text:style-name="P40"><text:s text:c="8"/>'''</text:p>
            <text:p text:style-name="P30"><text:s text:c="8"/>mapped = User()</text:p>
            <text:p text:style-name="P33"><text:span text:style-name="T9"><text:s text:c="8"/></text:span><text:span text:style-name="T4">if</text:span><text:span text:style-name="T9"> User.Name </text:span><text:span text:style-name="T4">in</text:span><text:span text:style-name="T9"> user: mapped.Name = user.Name</text:span></text:p>
            <text:p text:style-name="P33"><text:span text:style-name="T9"><text:s text:c="8"/></text:span><text:span text:style-name="T4">try</text:span><text:span text:style-name="T9">:</text:span></text:p>
            <text:p text:style-name="P30"><text:s text:c="12"/><text:span text:style-name="T39">self</text:span>.session().add(mapped)</text:p>
            <text:p text:style-name="P30"><text:s text:c="12"/><text:span text:style-name="T39">self</text:span>.session().flush((mapped,))</text:p>
            <text:p text:style-name="P33"><text:span text:style-name="T9"><text:s text:c="8"/></text:span><text:span text:style-name="T4">except</text:span><text:span text:style-name="T9"> SQLAlchemyError:</text:span></text:p>
            <text:p text:style-name="P33"><text:span text:style-name="T9"><text:s text:c="12"/>log.exception(</text:span><text:span text:style-name="T15">'Could not insert %s'</text:span><text:span text:style-name="T9"> % user)</text:span></text:p>
            <text:p text:style-name="P33"><text:span text:style-name="T9"><text:s text:c="8"/></text:span><text:span text:style-name="T4">return</text:span><text:span text:style-name="T9"> mapped.Id</text:span></text:p>
          </table:table-cell>
        </table:table-row>
      </table:table>
      <text:p text:style-name="Standard"/>
      <text:p text:style-name="P15">The first problem is that the user attribute will contain a User model that is from <text:s/><text:span text:style-name="T1">sample_plugin.api.user</text:span><text:span text:style-name="T2"> but SQL Alchemy only knows how to handle the </text:span><text:span text:style-name="T1">User</text:span><text:span text:style-name="T2"> model from <text:s/></text:span><text:soft-page-break/><text:span text:style-name="T1">sample_plugin.meta.user </text:span><text:span text:style-name="T2">basically the mapped model so we need to make this conversion this is why we have:</text:span></text:p>
      <table:table table:name="Table7" table:style-name="Table7">
        <table:table-column table:style-name="Table7.A"/>
        <table:table-row>
          <table:table-cell table:style-name="Table7.A1" office:value-type="string">
            <text:p text:style-name="P27">sample_plugin.impl.user</text:p>
          </table:table-cell>
        </table:table-row>
        <table:table-row>
          <table:table-cell table:style-name="Table7.A1" office:value-type="string">
            <text:p text:style-name="P30"><text:s text:c="8"/>mapped = User()</text:p>
            <text:p text:style-name="P33"><text:span text:style-name="T9"><text:s text:c="8"/></text:span><text:span text:style-name="T4">if</text:span><text:span text:style-name="T9"> User.Name </text:span><text:span text:style-name="T4">in</text:span><text:span text:style-name="T9"> user: mapped.Name = user.Name</text:span></text:p>
          </table:table-cell>
        </table:table-row>
      </table:table>
      <text:p text:style-name="Standard"/>
      <text:p text:style-name="P15">In the second line we actually check is the <text:span text:style-name="T1">User.Name</text:span> attribute is specified for the user instance, if specified we will also set it on our mapped object. After we have the mapped <text:span text:style-name="T1">User</text:span> object we need to persist it, in order to do this we are adding it to the session, the flush is necessary in order to get an <text:span text:style-name="T1">Id</text:span> on our mapped <text:span text:style-name="T1">User</text:span> object in order to be able to return it. We also added a log in order to report any problem that might appear while we are inserting the <text:span text:style-name="T1">User</text:span> object into the database. We have now the means of adding users in the database and also to fetch them but there is still the problem of configuring the database we need to use. First we need to define the database setup module, so we create the <text:span text:style-name="T1">db_sample</text:span> module in the <text:span text:style-name="T1">__plugin__.sample_plugin</text:span><text:span text:style-name="T2"> package.</text:span></text:p>
      <table:table table:name="Table8" table:style-name="Table8">
        <table:table-column table:style-name="Table8.A"/>
        <table:table-row>
          <table:table-cell table:style-name="Table8.A1" office:value-type="string">
            <text:p text:style-name="P27">__plugin__.sample_plugin.db_sample</text:p>
          </table:table-cell>
        </table:table-row>
        <table:table-row>
          <table:table-cell table:style-name="Table8.A1" office:value-type="string">
            <text:p text:style-name="P40">'''</text:p>
            <text:p text:style-name="P40">Created on Mar 30, 2012</text:p>
            <text:p text:style-name="P33"/>
            <text:p text:style-name="P40">@package: simple <text:span text:style-name="T3">plugin</text:span> sample</text:p>
            <text:p text:style-name="P40">@copyright: 2011 <text:span text:style-name="T3">Sourcefabric</text:span> o.p.s.</text:p>
            <text:p text:style-name="P40">@license: http://www.gnu.org/licenses/gpl-3.0.txt</text:p>
            <text:p text:style-name="P40">@author: <text:span text:style-name="T3">Gabriel</text:span> <text:span text:style-name="T3">Nistor</text:span></text:p>
            <text:p text:style-name="P33"/>
            <text:p text:style-name="P40">Contains the database setup for the samples.</text:p>
            <text:p text:style-name="P40">'''</text:p>
            <text:p text:style-name="P33"/>
            <text:p text:style-name="P33"><text:span text:style-name="T4">from</text:span><text:span text:style-name="T9"> ally.container </text:span><text:span text:style-name="T4">import</text:span><text:span text:style-name="T9"> ioc</text:span></text:p>
            <text:p text:style-name="P33"><text:span text:style-name="T4">from</text:span><text:span text:style-name="T9"> sample_plugin.meta </text:span><text:span text:style-name="T4">import</text:span><text:span text:style-name="T9"> meta</text:span></text:p>
            <text:p text:style-name="P33"><text:span text:style-name="T4">from</text:span><text:span text:style-name="T9"> sqlalchemy.engine </text:span><text:span text:style-name="T4">import</text:span><text:span text:style-name="T9"> create_engine</text:span></text:p>
            <text:p text:style-name="P33"><text:span text:style-name="T4">from</text:span><text:span text:style-name="T9"> sqlalchemy.engine.base </text:span><text:span text:style-name="T4">import</text:span><text:span text:style-name="T9"> Engine</text:span></text:p>
            <text:p text:style-name="P33"><text:span text:style-name="T4">from</text:span><text:span text:style-name="T9"> sqlalchemy.orm.session </text:span><text:span text:style-name="T4">import</text:span><text:span text:style-name="T9"> sessionmaker</text:span></text:p>
            <text:p text:style-name="P33"/>
            <text:p text:style-name="P36"># --------------------------------------------------------------------</text:p>
            <text:p text:style-name="P33"/>
            <text:p text:style-name="P38">@ioc.config</text:p>
            <text:p text:style-name="P33"><text:span text:style-name="T4">def</text:span><text:span text:style-name="T9"> </text:span><text:span text:style-name="T10">database_url</text:span><text:span text:style-name="T9">():</text:span></text:p>
            <text:p text:style-name="P33"><text:span text:style-name="T9"><text:s text:c="4"/></text:span><text:span text:style-name="T15">'''The database URL for the samples'''</text:span></text:p>
            <text:p text:style-name="P33"><text:span text:style-name="T9"><text:s text:c="4"/></text:span><text:span text:style-name="T4">raise</text:span><text:span text:style-name="T9"> </text:span><text:span text:style-name="T15">'</text:span><text:span text:style-name="T17">sqlite</text:span><text:span text:style-name="T15">:///sample.db'</text:span></text:p>
            <text:p text:style-name="P33"/>
            <text:p text:style-name="P38">@ioc.entity</text:p>
            <text:p text:style-name="P33"><text:span text:style-name="T4">def</text:span><text:span text:style-name="T9"> </text:span><text:span text:style-name="T10">alchemySessionCreator</text:span><text:span text:style-name="T9">():</text:span></text:p>
            <text:p text:style-name="P33"><text:span text:style-name="T9"><text:s text:c="4"/></text:span><text:span text:style-name="T4">return</text:span><text:span text:style-name="T9"> sessionmaker(bind=alchemyEngine())</text:span></text:p>
            <text:p text:style-name="P33"/>
            <text:p text:style-name="P38">@ioc.entity</text:p>
            <text:p text:style-name="P33"><text:span text:style-name="T4">def</text:span><text:span text:style-name="T9"> </text:span><text:span text:style-name="T10">alchemyEngine</text:span><text:span text:style-name="T9">() -&gt; Engine:</text:span></text:p>
            <text:p text:style-name="P30"><text:s text:c="4"/>engine = create_engine(database_url())</text:p>
            <text:p text:style-name="P33"><text:span text:style-name="T9"><text:s text:c="4"/></text:span><text:span text:style-name="T4">return</text:span><text:span text:style-name="T9"> engine</text:span></text:p>
            <text:p text:style-name="P33"/>
            <text:p text:style-name="P38">@ioc.start</text:p>
            <text:p text:style-name="P33"><text:span text:style-name="T4">def</text:span><text:span text:style-name="T9"> </text:span><text:span text:style-name="T10">createTables</text:span><text:span text:style-name="T9">():</text:span></text:p>
            <text:p text:style-name="P30"><text:s text:c="4"/>meta.create_all(alchemyEngine())</text:p>
            <text:p text:style-name="P33"><text:span text:style-name="T9"/></text:p>
          </table:table-cell>
        </table:table-row>
      </table:table>
      <text:p text:style-name="P15"/>
      <text:p text:style-name="P45">We will take each function step by step in order to see the role of each one:</text:p>
      <table:table table:name="Table10" table:style-name="Table10">
        <table:table-column table:style-name="Table10.A"/>
        <table:table-row>
          <table:table-cell table:style-name="Table10.A1" office:value-type="string">
            <text:p text:style-name="P27">__plugin__.sample_plugin.db_sample</text:p>
          </table:table-cell>
        </table:table-row>
        <table:table-row>
          <table:table-cell table:style-name="Table10.A1" office:value-type="string">
            <text:p text:style-name="P33"><text:span text:style-name="T20">@ioc.config</text:span></text:p>
            <text:p text:style-name="P33"><text:span text:style-name="T4">def</text:span><text:span text:style-name="T9"> </text:span><text:span text:style-name="T10">database_url</text:span><text:span text:style-name="T9">():</text:span></text:p>
            <text:p text:style-name="P33"><text:span text:style-name="T9"><text:s text:c="4"/></text:span><text:span text:style-name="T15">'''The database URL for the samples'''</text:span></text:p>
            <text:p text:style-name="P33"><text:span text:style-name="T9"><text:s text:c="4"/></text:span><text:span text:style-name="T4">raise</text:span><text:span text:style-name="T9"> </text:span><text:span text:style-name="T15">'</text:span><text:span text:style-name="T17">sqlite</text:span><text:span text:style-name="T15">:///sample.db'</text:span></text:p>
          </table:table-cell>
        </table:table-row>
      </table:table>
      <text:p text:style-name="Standard"/>
      <text:p text:style-name="P15">This function provides the database URL that will be used by SQL Alchemy to connect to a database. In this case we have provided a SQLite database that will be in the “sample.db” file, when the application will start this file will be created in the distribution folder if it doesn’t exist already. You will be able to change this with other databases like MySQL for instance by changing the entry associated with this configuration in the “plugins.properties” fil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3-30T19:24:14.05</dc:date>
    <dc:creator>Nistor Gabriel</dc:creator>
    <meta:editing-duration>P1DT12H1M41S</meta:editing-duration>
    <meta:editing-cycles>159</meta:editing-cycles>
    <meta:document-statistic meta:table-count="10" meta:image-count="0" meta:object-count="0" meta:page-count="5" meta:paragraph-count="151" meta:word-count="1210" meta:character-count="8841"/>
  </office:meta>
</office:document-meta>
</file>